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, Courier, monospace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4daf0" officeooo:paragraph-rsid="0014daf0"/>
    </style:style>
    <style:style style:name="P2" style:family="paragraph" style:parent-style-name="Standard">
      <style:text-properties officeooo:rsid="0014daf0" officeooo:paragraph-rsid="0014daf0"/>
    </style:style>
    <style:style style:name="T1" style:family="text">
      <style:text-properties fo:font-variant="normal" fo:text-transform="none" fo:color="#ff0000" loext:opacity="100%" style:font-name="inherit" fo:font-size="10.5pt" fo:letter-spacing="normal" fo:font-style="normal" fo:font-weight="bold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ckup e Restore de Bancos de Dados MySQL com mysqldump</text:p>
      <text:p text:style-name="P2"/>
      <text:p text:style-name="P2">Fazer o Backup:</text:p>
      <text:p text:style-name="P2">mysqldump -u root -p meuslivros &gt; /mnt/Trabalho/Desenvolvimento/Projetos_Python/meuslivros/Backup_bd/meuslivros.sql</text:p>
      <text:p text:style-name="P2"/>
      <text:p text:style-name="P2"/>
      <text:p text:style-name="P2">Fazer o Restore:</text:p>
      <text:p text:style-name="P2"/>
      <text:p text:style-name="P1"><text:span text:style-name="Strong_20_Emphasis"><text:span text:style-name="T1">mysql -u root -p teste-restore &lt; /mnt/Trabalho/Desenvolvimento/Projetos_Python/meuslivros/Backup_bd/meuslivros.sql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, Courier, monospace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3T19:00:13.422548201</meta:creation-date>
    <dc:date>2021-06-23T19:04:28.669043026</dc:date>
    <meta:editing-duration>PT4M18S</meta:editing-duration>
    <meta:editing-cycles>1</meta:editing-cycles>
    <meta:document-statistic meta:table-count="0" meta:image-count="0" meta:object-count="0" meta:page-count="1" meta:paragraph-count="5" meta:word-count="30" meta:character-count="315" meta:non-whitespace-character-count="290"/>
    <meta:generator>LibreOffice/7.1.3.2$Linux_X86_64 LibreOffice_project/47f78053abe362b9384784d31a6e56f8511eb1c1</meta:generator>
  </office:meta>
</office:document-meta>
</file>